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fo:letter-spacing="normal"/>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3" style:family="paragraph" style:parent-style-name="Text_20_body">
      <style:paragraph-properties fo:margin-left="0in" fo:margin-right="0in" fo:margin-top="0in" fo:margin-bottom="0in" style:contextual-spacing="false" fo:text-indent="0.0071in" style:auto-text-indent="false"/>
      <style:text-properties fo:font-variant="normal" fo:text-transform="none" fo:color="#000000" style:font-name="Times New Roman" fo:font-size="11pt" fo:letter-spacing="normal" fo:font-style="normal" fo:font-weight="normal"/>
    </style:style>
    <style:style style:name="P4" style:family="paragraph" style:parent-style-name="Text_20_body">
      <style:paragraph-properties fo:margin-left="0in" fo:margin-right="0in" fo:margin-top="0in" fo:margin-bottom="0in" style:contextual-spacing="false" fo:text-indent="0.0071in" style:auto-text-indent="false"/>
      <style:text-properties fo:font-variant="normal" fo:text-transform="none" fo:color="#000000" style:font-name="Times New Roman" fo:font-size="11pt" fo:letter-spacing="normal" fo:font-style="normal" fo:font-weight="bold"/>
    </style:style>
    <style:style style:name="P5" style:family="paragraph" style:parent-style-name="Text_20_body">
      <style:paragraph-properties fo:margin-left="0in" fo:margin-right="0in" fo:margin-top="0in" fo:margin-bottom="0in" style:contextual-spacing="false" fo:text-indent="0.0071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5071in" fo:margin-right="0in" fo:margin-top="0in" fo:margin-bottom="0in" style:contextual-spacing="false" fo:text-indent="-0.25in" style:auto-text-indent="false"/>
    </style:style>
    <style:style style:name="P7" style:family="paragraph" style:parent-style-name="Text_20_body">
      <style:paragraph-properties fo:margin-left="0.5071in" fo:margin-right="0in" fo:margin-top="0in" fo:margin-bottom="0in" style:contextual-spacing="false" fo:text-indent="-0.25in" style:auto-text-indent="false"/>
      <style:text-properties fo:font-variant="normal" fo:text-transform="none" fo:color="#000000" style:font-name="Times New Roman" fo:font-size="14pt" fo:letter-spacing="normal" fo:font-style="normal" fo:font-weight="normal"/>
    </style:style>
    <style:style style:name="P8" style:family="paragraph" style:parent-style-name="Text_20_body">
      <style:paragraph-properties fo:margin-left="0.5071in" fo:margin-right="0in" fo:margin-top="0in" fo:margin-bottom="0in" style:contextual-spacing="false" fo:text-indent="-0.25in" style:auto-text-indent="false"/>
      <style:text-properties fo:font-variant="normal" fo:text-transform="none" fo:color="#000000" fo:letter-spacing="normal"/>
    </style:style>
    <style:style style:name="P9" style:family="paragraph" style:parent-style-name="Heading_20_2">
      <style:text-properties fo:font-variant="normal" fo:text-transform="none" fo:color="#000000" fo:letter-spacing="normal" officeooo:paragraph-rsid="001b982b"/>
    </style:style>
    <style:style style:name="T1" style:family="text">
      <style:text-properties style:font-name="Symbol" fo:font-size="11pt"/>
    </style:style>
    <style:style style:name="T2" style:family="text">
      <style:text-properties style:font-name="Symbol" fo:font-size="11pt" fo:font-style="normal" fo:font-weight="normal"/>
    </style:style>
    <style:style style:name="T3" style:family="text">
      <style:text-properties fo:font-size="11pt"/>
    </style:style>
    <style:style style:name="T4" style:family="text">
      <style:text-properties fo:font-size="11pt" fo:font-weight="bold"/>
    </style:style>
    <style:style style:name="T5" style:family="text">
      <style:text-properties fo:font-size="11pt" officeooo:rsid="001b982b"/>
    </style:style>
    <style:style style:name="T6" style:family="text">
      <style:text-properties fo:font-variant="normal" fo:text-transform="none" fo:color="#000000" style:font-name="Symbol" fo:font-size="11pt" fo:letter-spacing="normal" fo:font-style="normal" fo:font-weight="normal"/>
    </style:style>
    <style:style style:name="T7" style:family="text">
      <style:text-properties fo:font-variant="normal" fo:text-transform="none" fo:color="#000000" style:font-name="Times New Roman" fo:font-size="14pt" fo:letter-spacing="normal" fo:font-style="normal" fo:font-weight="normal"/>
    </style:style>
    <style:style style:name="T8" style:family="text">
      <style:text-properties fo:font-variant="normal" fo:text-transform="none" fo:color="#000000" style:font-name="Times New Roman" fo:font-size="11pt" fo:letter-spacing="normal" fo:font-style="normal" fo:font-weight="normal"/>
    </style:style>
    <style:style style:name="T9" style:family="text">
      <style:text-properties style:font-name="Times New Roman" fo:font-size="11pt" fo:font-style="normal" fo:font-weight="normal"/>
    </style:style>
    <style:style style:name="T10" style:family="text">
      <style:text-properties style:font-name="Times New Roman" fo:font-size="11pt" fo:font-style="normal" fo:font-weight="normal" officeooo:rsid="001b982b"/>
    </style:style>
    <style:style style:name="T11" style:family="text">
      <style:text-properties style:font-name="Times New Roman" fo:font-size="18pt"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text:span text:style-name="T11">Project Outline</text:span></text:h>
      <text:p text:style-name="P3"/>
      <text:p text:style-name="P3">This will be the first document you will be preparing for the semester-long project. The benefits of a project outline are:</text:p>
      <text:p text:style-name="P7"><text:span text:style-name="T1">· </text:span><text:span text:style-name="T3">Identification of the problem or need that will drive the project.</text:span></text:p>
      <text:p text:style-name="P7"><text:span text:style-name="T1">· </text:span><text:span text:style-name="T3">A common understanding of the goal(s) of the project by the development team.</text:span></text:p>
      <text:p text:style-name="P7"><text:span text:style-name="T1">· </text:span><text:span text:style-name="T3">A common understanding between the development team and the client, of the expectations of the project.</text:span></text:p>
      <text:p text:style-name="P7"><text:span text:style-name="T1">· </text:span><text:span text:style-name="T3">A high-level understanding of the client’s requirements.</text:span></text:p>
      <text:p text:style-name="P7"><text:span text:style-name="T1">· </text:span><text:span text:style-name="T3">A proposed solution to address the client’s need.</text:span></text:p>
      <text:p text:style-name="P8"><text:span text:style-name="T2">· </text:span><text:span text:style-name="T9">Scope of the project.</text:span></text:p>
      <text:p text:style-name="P8"><text:span text:style-name="T9"/></text:p>
      <text:p text:style-name="P1"><text:span text:style-name="T9">You will meet with your client at least once before preparing the outline. Your first contact with the client should include team-member introductions, purpose of the project as applicable to the course, and a request for a half-hour meeting. This could be done via phone or email by the Project Lead. The meeting itself will be productive if done in-person. Your meeting should focus on addressing the above points, which will later help you prepare the report appropriately. Please do NOT send/give the above list to the client and ask him/her to answer them for you. You should be able to extract the relevant information from your interview with the client. You will setup one other meeting (probably an hour) in a week or two for the client to go over the detailed requirements with you.</text:span></text:p>
      <text:p text:style-name="P1"><text:span text:style-name="T9"/></text:p>
      <text:p text:style-name="P1"><text:span text:style-name="T9">Please keep in mind that each member of the development team should meet the client at least once during one of these initial meetings. The rest of the interactions with the client could be done in-person, via email or phone throughout the semester, by a subgroup of students.</text:span></text:p>
      <text:p text:style-name="P1"><text:span text:style-name="T9"/></text:p>
      <text:p text:style-name="P5"><text:span text:style-name="T4">Issues to address </text:span><text:span text:style-name="T3">(Suggested page numbers assume document is word-processed, double-spaced, 11 point font, and that margins are about one inch.)</text:span></text:p>
      <text:p text:style-name="P2">Based on your discussions with your client submit a short report (2-3 pages) which addresses the following.</text:p>
      <text:p text:style-name="P7"><text:span text:style-name="T1">· </text:span><text:span text:style-name="T3">(5 pts.) Introduction to the client and their business.</text:span></text:p>
      <text:p text:style-name="P7"><text:span text:style-name="T1">· </text:span><text:span text:style-name="T3">(10 pts.) Problem description – client’s software need.</text:span></text:p>
      <text:p text:style-name="P7"><text:span text:style-name="T1">· </text:span><text:span text:style-name="T3">(5 pts.) Suggested solution – should be high-level and not include CS jargon.</text:span></text:p>
      <text:p text:style-name="P8"><text:span text:style-name="T2">· </text:span><text:span text:style-name="T9">(5 pts.) Scope – what will be included in the project and what will not.</text:span></text:p>
      <text:p text:style-name="P8"><text:span text:style-name="T9"/></text:p>
      <text:p text:style-name="P2">The following information is requested only for course administration purposes. It is typically not part of a regular project outline.</text:p>
      <text:p text:style-name="P7"><text:span text:style-name="T1">· </text:span><text:span text:style-name="T3">Plan – </text:span><text:span text:style-name="T5">e</text:span><text:span text:style-name="T3">ach team member’s anticipated role and contribution to the project.</text:span></text:p>
      <text:p text:style-name="P8"><text:span text:style-name="T2">· </text:span><text:span text:style-name="T9">Special needs for the development team – user accounts, special software, etc.</text:span></text:p>
      <text:p text:style-name="P8"><text:span text:style-name="T9"/></text:p>
      <text:p text:style-name="P4">Additional points</text:p>
      <text:p text:style-name="P6"><text:span text:style-name="T6">·</text:span><text:span text:style-name="T7"> </text:span><text:span text:style-name="T8">(5 individual pts.) Include a section which briefly describes each team member’s individual contribution in this phase. This could be in the form of timesheets listing activities, date and time or more descrip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0:13:21.574333000</meta:creation-date>
    <dc:date>2015-01-22T10:17:16.308376000</dc:date>
    <meta:editing-duration>P0D</meta:editing-duration>
    <meta:editing-cycles>1</meta:editing-cycles>
    <meta:document-statistic meta:table-count="0" meta:image-count="0" meta:object-count="0" meta:page-count="1" meta:paragraph-count="21" meta:word-count="436" meta:character-count="2632" meta:non-whitespace-character-count="2212"/>
    <meta:generator>LibreOffice/4.2.8.2$MacOSX_x86 LibreOffice_project/48d50dbfc06349262c9d50868e5c1f630a573ebd</meta:generator>
  </office:meta>
</office:document-meta>
</file>